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00000033143C4D60B3FAE32D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66cm, 0cm, 1.25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048cm" svg:height="21.615cm" svg:x="5.064cm" svg:y="3.162cm">
          <draw:image xlink:href="Pictures/10000000000002100000033143C4D60B3FAE32D3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5-10T15:56:10.547000000</dc:date>
    <meta:editing-duration>PT38S</meta:editing-duration>
    <meta:editing-cycles>1</meta:editing-cycles>
    <meta:document-statistic meta:object-count="1"/>
    <meta:generator>LibreOffice/6.4.3.2$Windows_X86_64 LibreOffice_project/747b5d0ebf89f41c860ec2a39efd7cb15b54f2d8</meta:generator>
  </office:meta>
</office:document-meta>
</file>